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10x-x-109" style:family="text">
      <style:text-properties fo:font-size="10.9pt"/>
    </style:style>
    <style:style style:name="lass-1095" style:family="text">
      <style:text-properties fo:font-family="monospace"/>
    </style:style>
    <style:style style:name="cmbsy-10x-x-109" style:family="text">
      <style:text-properties fo:font-weight="bold" fo:font-size="10.9pt"/>
    </style:style>
    <style:style style:name="cmbsy-8" style:family="text">
      <style:text-properties fo:font-weight="bold" fo:font-size="8.0pt"/>
    </style:style>
    <style:style style:name="cmbsy-6" style:family="text">
      <style:text-properties fo:font-weight="bold" fo:font-size="6.0pt"/>
    </style:style>
    <style:style style:name="cmex-10x-x-109" style:family="text">
      <style:text-properties fo:font-size="10.9pt"/>
    </style:style>
    <style:style style:name="cmex-8" style:family="text">
      <style:text-properties fo:font-size="8.0pt"/>
    </style:style>
    <style:style style:name="cmex-7x-x-85" style:family="text">
      <style:text-properties fo:font-size="5.9pt"/>
    </style:style>
    <style:style style:name="msam-10x-x-109" style:family="text">
      <style:text-properties fo:font-size="10.9pt"/>
    </style:style>
    <style:style style:name="msam-10x-x-80" style:family="text">
      <style:text-properties fo:font-size="8.0pt"/>
    </style:style>
    <style:style style:name="msam-7x-x-85" style:family="text">
      <style:text-properties fo:font-size="5.9pt"/>
    </style:style>
    <style:style style:name="msbm-10x-x-109" style:family="text">
      <style:text-properties fo:font-size="10.9pt"/>
    </style:style>
    <style:style style:name="msbm-10x-x-80" style:family="text">
      <style:text-properties fo:font-size="8.0pt"/>
    </style:style>
    <style:style style:name="msbm-7x-x-85" style:family="text">
      <style:text-properties fo:font-size="5.9pt"/>
    </style:style>
    <style:style style:name="cmr-8" style:family="text">
      <style:text-properties fo:font-size="8.0pt"/>
    </style:style>
    <style:style style:name="cmr-6" style:family="text">
      <style:text-properties fo:font-size="6.0pt"/>
    </style:style>
    <style:style style:name="cmmi-10x-x-109" style:family="text">
      <style:text-properties fo:font-style="italic" fo:font-size="10.9pt"/>
    </style:style>
    <style:style style:name="cmmi-8" style:family="text">
      <style:text-properties fo:font-style="italic" fo:font-size="8.0pt"/>
    </style:style>
    <style:style style:name="cmmi-6" style:family="text">
      <style:text-properties fo:font-style="italic" fo:font-size="6.0pt"/>
    </style:style>
    <style:style style:name="cmsy-10x-x-109" style:family="text">
      <style:text-properties fo:font-size="10.9pt"/>
    </style:style>
    <style:style style:name="cmsy-8" style:family="text">
      <style:text-properties fo:font-size="8.0pt"/>
    </style:style>
    <style:style style:name="cmsy-6" style:family="text">
      <style:text-properties fo:font-size="6.0pt"/>
    </style:style>
    <style:style style:name="lass-1440" style:family="text">
      <style:text-properties fo:font-family="monospace" fo:font-size="14.0pt"/>
    </style:style>
    <style:style style:name="lass-1000" style:family="text">
      <style:text-properties fo:font-family="monospace"/>
    </style:style>
    <style:style style:name="lass-1200" style:family="text">
      <style:text-properties fo:font-family="monospace" fo:font-size="12.0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364.19536pt" fo:page-height="273.14662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text:reference-mark text:name="x1-2r1"> </text:reference-mark>
      <text:reference-mark text:name="x1-3r1"> </text:reference-mark>
      <!--l. 24
-->
      <text:p text:style-name="Text-body"><text:span text:style-name="lass-1440">Cryotec</text:span>
                         <text:span text:style-name="lass-1440">Service</text:span>
                             <text:span text:style-name="lass-1440">-</text:span>
                         <text:span text:style-name="lass-1440">система</text:span>
                    <text:span text:style-name="lass-1440">журналирования</text:span>
                   <text:span text:style-name="lass-1440">техобслуживания</text:span>
                                                           
                          </text:p>
      <!--l. 24
-->
      <text:p text:style-name="Text-body">Сергей
                          Климов
                                                           
                             </text:p>
      <!--l. 24
-->
      <text:p text:style-name="Text-body">
                                                           
                          </text:p>
      <!--l. 24
-->
      <text:p text:style-name="Text-body">Август
                           2010
                                                           
                                                           
                                                           
                                                           
<text:reference-mark text:name="x1-4r1"> </text:reference-mark>
</text:p>
      <!--l. 27
-->
      <text:p text:style-name="Text-body"><text:reference-mark text:name="Outline0.1"> </text:reference-mark>
<text:reference-mark text:name="x1-5r1"> </text:reference-mark>
                                                           
                                                           
</text:p>
      <!--l. 29
-->
      <text:p text:style-name="Text-body"><text:reference-mark text:name="Outline0.1.1.4"> </text:reference-mark>   <text:reference-mark text:name="x1-6r2"> </text:reference-mark> <text:reference-mark text:name="x1-7r1"> </text:reference-mark>                             <!--l. 44
--><text:p text:style-name="Text-body">
                              </text:p> 
<!--l. 44
--><text:p text:style-name="Text-body"><text:span text:style-name="lass-1440">Функции</text:span>
                           <text:span text:style-name="lass-1440">программного</text:span>
                              <text:span text:style-name="lass-1440">продукта</text:span>                              
    </text:p> 
<!--l. 44
--><text:list text:style-name="Itemize"> 

    <text:list-item>
    <text:p text:style-name="Inside-itemize">Учет
    парка
    машин
    </text:p> 
</text:list-item> 

    <text:list-item>
    <text:p text:style-name="Inside-itemize">Учет
    клиентов
    </text:p> 
</text:list-item> 

    <text:list-item>
    <text:p text:style-name="Inside-itemize">Журналирование
    событий
    техобслуживания,
    ремонтов
    и
    неисправностей
    </text:p> 
</text:list-item> 

    <text:list-item>
    <text:p text:style-name="Inside-itemize">Создание
    отчетов
    </text:p> 
</text:list-item> 

    <text:list-item>
    <text:p text:style-name="Inside-itemize">Выборки
    по
    различным
    параметрам
    </text:p> 
</text:list-item> 

    <text:list-item>
    <text:p text:style-name="Inside-itemize">Прогнозирование
    времени
    предстоящих
    техобслуживаний
    на
    основе
    введенных
    данных
    </text:p> 
</text:list-item> 

    <text:list-item>
    <text:p text:style-name="Inside-itemize">Уведомление
    персонала
    о
    предстоящих
    событиях
    </text:p> 
</text:list-item> 

    <text:list-item>
    <text:p text:style-name="Inside-itemize">Управление
    правами
    пользователей
    системы
    </text:p> 
</text:list-item> 

    <text:list-item>
    <text:p text:style-name="Inside-itemize">Учет
    расходных
    материалов,
    используемых
    во
    время
    техобслуживаний</text:p> 
</text:list-item> 
</text:list> 
                                   
                                                           
                                                           
                                                           
<text:reference-mark text:name="x1-8r3"> </text:reference-mark>
<text:reference-mark text:name="x1-9r2"> </text:reference-mark>
                                                           
                                                           
                           <!--l. 65
--><text:p text:style-name="Text-body"><text:span text:style-name="lass-1440">Учет</text:span>
                               <text:span text:style-name="lass-1440">парка</text:span>
                               <text:span text:style-name="lass-1440">машин</text:span>                               
    </text:p> 
<!--l. 65
--><text:list text:style-name="Itemize"> 

    <text:list-item>
    <text:p text:style-name="Inside-itemize">Каждая машина, введенная в систему, имеет: 
        </text:p> 
<!--l. 65
--><text:list text:style-name="Itemize"> 

        <text:list-item>
        <text:p text:style-name="Inside-itemize"><text:span text:style-name="lass-1000">Запись</text:span>
        <text:span text:style-name="lass-1000">о</text:span>
        <text:span text:style-name="lass-1000">клиенте,</text:span>
        <text:span text:style-name="lass-1000">которому</text:span>
        <text:span text:style-name="lass-1000">продана/который</text:span>
        <text:span text:style-name="lass-1000">ее</text:span>
        <text:span text:style-name="lass-1000">использует</text:span>
        </text:p> 
</text:list-item> 

        <text:list-item>
        <text:p text:style-name="Inside-itemize"><text:span text:style-name="lass-1000">Марку</text:span>
        </text:p> 
</text:list-item> 

        <text:list-item>
        <text:p text:style-name="Inside-itemize"><text:span text:style-name="lass-1000">Тип</text:span>
        <text:span text:style-name="lass-1000">(категорию)</text:span>
        </text:p> 
</text:list-item> 

        <text:list-item>
        <text:p text:style-name="Inside-itemize"><text:span text:style-name="lass-1000">Данные</text:span>
        <text:span text:style-name="lass-1000">о</text:span>
        <text:span text:style-name="lass-1000">необходимом</text:span>
        <text:span text:style-name="lass-1000">количестве</text:span>
        <text:span text:style-name="lass-1000">наработанных</text:span>
        <text:span text:style-name="lass-1000">моточасов</text:span>
        <text:span text:style-name="lass-1000">для</text:span>
        <text:span text:style-name="lass-1000">следующего</text:span>
        <text:span text:style-name="lass-1000">техобслуживания</text:span>
        </text:p> 
</text:list-item> 

        <text:list-item>
        <text:p text:style-name="Inside-itemize"><text:span text:style-name="lass-1000">Данные</text:span>
        <text:span text:style-name="lass-1000">о</text:span>
        <text:span text:style-name="lass-1000">текущем</text:span>
        <text:span text:style-name="lass-1000">количестве</text:span>
        <text:span text:style-name="lass-1000">моточасов</text:span>
        </text:p> 
</text:list-item> 

        <text:list-item>
        <text:p text:style-name="Inside-itemize"><text:span text:style-name="lass-1000">Периодичность</text:span>
        <text:span text:style-name="lass-1000">профосмотра</text:span>
        <text:span text:style-name="lass-1000">(в</text:span>
        <text:span text:style-name="lass-1000">месяцах)</text:span></text:p> 
</text:list-item> 
</text:list> 

    </text:list-item> 

    <text:list-item>
    <text:p text:style-name="Inside-itemize">Допускаются выборки по любым сочетаниям этих данных, а
    также составление отчетов
    </text:p> 
</text:list-item> 

    <text:list-item>
    <text:p text:style-name="Inside-itemize">К
    машине
    может
    быть
    прикреплено
    неограниченное
    количество
    файлов
    любых
    форматов
    (например,
    схемы,
    таблицы,
    фотографии)</text:p> 
</text:list-item> 
</text:list> 
                                          
                                                           
                                                           
                                                           
<text:reference-mark text:name="x1-10r4"> </text:reference-mark>
<text:reference-mark text:name="x1-11r3"> </text:reference-mark>
                                                           
                                                           
                             </text:p>
      <!--l. 74
-->
      <text:p text:style-name="Text-body">
                                </text:p>
      <!--l. 74
-->
      <text:p text:style-name="Text-body"><text:span text:style-name="lass-1440">Учет</text:span>
                              <text:span text:style-name="lass-1440">клиентов</text:span>                              
</text:p>
      <!--l. 74
-->
      <text:p text:style-name="Text-body">О каждом клиенте компании хранится информация о реквизитах,
машинах, которые клиент купил и/или использует. Возможны выборки
клиентов, составление отчетов о них. Возможно прикрепление
файлов к профилю клиента (например, электронной копии договора
с ним)
                                                           
                                                           
                                                           
                                                           
<text:reference-mark text:name="x1-12r5"> </text:reference-mark>
<text:reference-mark text:name="x1-13r4"> </text:reference-mark>
                                                           
                                                           
                             </text:p>
      <!--l. 81
-->
      <text:p text:style-name="Text-body">
                         </text:p>
      <!--l. 81
-->
      <text:p text:style-name="Text-body"><text:span text:style-name="lass-1440">Журналирование</text:span>
                              <text:span text:style-name="lass-1440">событий</text:span>                              
</text:p>
      <!--l. 81
-->
      <text:p text:style-name="Text-body">Система позволяет вводить “события” (техобслуживания,
профосмотры, сообщения о неисправностях и ремонты),
производить с ними операции выборки и составления отчетов.
                                                           
                                                           
                                                           
                                                           
<text:reference-mark text:name="x1-14r6"> </text:reference-mark>
<text:reference-mark text:name="x1-15r5"> </text:reference-mark>
                                                           
                                                           
                             </text:p>
      <!--l. 89
-->
      <text:p text:style-name="Text-body">
                         </text:p>
      <!--l. 89
-->
      <text:p text:style-name="Text-body"><text:span text:style-name="lass-1440">Журналирование</text:span>
                          <text:span text:style-name="lass-1440">неисправностей</text:span>                          
</text:p>
      <!--l. 89
-->
      <text:p text:style-name="Text-body">Неисправность может быть введена в систему либо сотрудником
компании через штатный интерфейс, либо клиентами компании
через интерфейс для клиентов компании или путем посылки
электронного письма на специальный адрес.
                                                           
                                                           
                                                           
                                                           
<text:reference-mark text:name="x1-16r7"> </text:reference-mark>
<text:reference-mark text:name="x1-17r6"> </text:reference-mark>
                                                           
                                                           
                             <!--l. 106
--><text:p text:style-name="Text-body">
                         </text:p> 
<!--l. 106
--><text:p text:style-name="Text-body"><text:span text:style-name="lass-1440">Журналирование</text:span>
                          <text:span text:style-name="lass-1440">неисправностей</text:span>                          
</text:p> 
<!--l. 106
--><text:p text:style-name="Text-body">Система предоставляет следующие возможности в работе с
неисправностями: 
    </text:p> 
<!--l. 106
--><text:list text:style-name="Itemize"> 

    <text:list-item>
    <text:p text:style-name="Inside-itemize">Просмотр
    “незакрытых”
    неисправностей
    (тех
    неисправностей,
    которые
    не
    были
    ликвидированны
    ремонтом)
    </text:p> 
</text:list-item> 

    <text:list-item>
    <text:p text:style-name="Inside-itemize">Ранжирование
    неисправностей
    по
    значимости
    (5
    градаций
    по
    умолчанию)
    </text:p> 
</text:list-item> 

    <text:list-item>
    <text:p text:style-name="Inside-itemize">Просмотр
    ремонтов,
    связанных
    с
    данной
    неисправностью
    </text:p> 
</text:list-item> 

    <text:list-item>
    <text:p text:style-name="Inside-itemize">Просмотр
    техобслуживаний
    или
    профосмотров,
    в
    результате
    которых
    выявлена
    данная
    неисправность
    (если
    неисправность
    не
    сообщена
    клиентом)
    </text:p> 
</text:list-item> 

    <text:list-item>
    <text:p text:style-name="Inside-itemize">Выборка,
    составление
    отчетов
    </text:p> 
</text:list-item> 

    <text:list-item>
    <text:p text:style-name="Inside-itemize">Прикрепление
    неограниченного
    количества
    файлов
    любых
    форматов
    к
    неисправности
    (например,
    фотографий
    или
    таблиц)</text:p> 
</text:list-item> 
</text:list> 
                                               
                                                           
                                                           
                                                           
<text:reference-mark text:name="x1-18r8"> </text:reference-mark>
<text:reference-mark text:name="x1-19r7"> </text:reference-mark>
                                                           
                                                           
                             <!--l. 122
--><text:p text:style-name="Text-body">
                         </text:p> 
<!--l. 122
--><text:p text:style-name="Text-body"><text:span text:style-name="lass-1440">Журналирование</text:span>
                             <text:span text:style-name="lass-1440">ремонтов</text:span>                             
</text:p> 
<!--l. 122
--><text:p text:style-name="Text-body"><text:span text:style-name="lass-1200">Требования</text:span>                                               
    </text:p> 
<!--l. 122
--><text:list text:style-name="Itemize"> 

    <text:list-item>
    <text:p text:style-name="Inside-itemize">Ремонт
    должен
    быть
    привязан
    к
    неисправности
    </text:p> 
</text:list-item> 

    <text:list-item>
    <text:p text:style-name="Inside-itemize">Ремонт
    может
    исправить
    или
    не
    исправить
    неисправность</text:p> 
</text:list-item> 
</text:list> 

                                                           
<!--l. 122
--><text:p text:style-name="Text-body"><text:span text:style-name="lass-1200">Возможности,</text:span>
<text:span text:style-name="lass-1200">предоставляемые</text:span>
<text:span text:style-name="lass-1200">системой</text:span>                                                  
    </text:p> 
<!--l. 122
--><text:list text:style-name="Itemize"> 

    <text:list-item>
    <text:p text:style-name="Inside-itemize">Выборки,
    составление
    отчетов
    </text:p> 
</text:list-item> 

    <text:list-item>
    <text:p text:style-name="Inside-itemize">Прикрепление
    файлов</text:p> 
</text:list-item> 
</text:list> 

                                                           
                                                           
                                                           
                                                           
<text:reference-mark text:name="x1-20r9"> </text:reference-mark>
<text:reference-mark text:name="x1-21r8"> </text:reference-mark>
                                                           
                                                           
                             <!--l. 143
--><text:p text:style-name="Text-body">
                         </text:p> 
<!--l. 143
--><text:p text:style-name="Text-body"><text:span text:style-name="lass-1440">Журналирование</text:span>
                          <text:span text:style-name="lass-1440">профосмотров</text:span>                          
</text:p> 
<!--l. 143
--><text:p text:style-name="Text-body"><text:span text:style-name="lass-1200">Требования</text:span>                                               
    </text:p> 
<!--l. 143
--><text:list text:style-name="Itemize"> 

    <text:list-item>
    <text:p text:style-name="Inside-itemize">Профосмотр
    проводится
    в
    соответствии
    с
    требованиями
    о
    периодичности
    техосмотра
    для
    данной
    машины
    </text:p> 
</text:list-item> 

    <text:list-item>
    <text:p text:style-name="Inside-itemize">Во
    время
    профосмотра
    считывается
    значение
    отработанных
    моточасов
    с
    машины</text:p> 
</text:list-item> 
</text:list> 

                                                           
<!--l. 143
--><text:p text:style-name="Text-body"><text:span text:style-name="lass-1200">Возможности,</text:span>
<text:span text:style-name="lass-1200">предоставляемые</text:span>
<text:span text:style-name="lass-1200">системой</text:span>                                                  
    </text:p> 
<!--l. 143
--><text:list text:style-name="Itemize"> 

    <text:list-item>
    <text:p text:style-name="Inside-itemize">Учет
    календарных
    дней,
    предупреждение
    персонала
    о
    предстоящих
    профосмотрах
    </text:p> 
</text:list-item> 

    <text:list-item>
    <text:p text:style-name="Inside-itemize">Выборки,
    составление
    отчетов
    </text:p> 
</text:list-item> 

    <text:list-item>
    <text:p text:style-name="Inside-itemize">Прикрепление
    файлов
    </text:p> 
</text:list-item> 
</text:list> 

                                                           
                                                           
                                                           
                                                           
<text:reference-mark text:name="x1-22r10"> </text:reference-mark>
<text:reference-mark text:name="x1-23r9"> </text:reference-mark>
                                                           
                                                           
                             <!--l. 162
--><text:p text:style-name="Text-body">
                         </text:p> 
<!--l. 162
--><text:p text:style-name="Text-body"><text:span text:style-name="lass-1440">Журналирование</text:span>
                         <text:span text:style-name="lass-1440">техобслуживаний</text:span>                         
</text:p> 
<!--l. 162
--><text:p text:style-name="Text-body"><text:span text:style-name="lass-1200">Требования</text:span>                                               
    </text:p> 
<!--l. 162
--><text:list text:style-name="Itemize"> 

    <text:list-item>
    <text:p text:style-name="Inside-itemize">Техобслуживание
    проводится
    в
    соответствии
    с
    требованиями
    о
    периодичности
    техобслуживания
    для
    конкретной
    машины
    и
    текущим
    значением
    отработанных
    моточасов,
    считанных
    с
    нее
    во
    время
    последнего
    техобслуживания
    или
    профосмотра
    </text:p> 
</text:list-item> 

    <text:list-item>
    <text:p text:style-name="Inside-itemize">Во
    время
    техобслуживания
    считывается
    значение
    отработанных
    моточасов
    с
    машины
    </text:p> 
</text:list-item> 

    <text:list-item>
    <text:p text:style-name="Inside-itemize">Во
    время
    техобслуживания
    тратятся
    расходные
    материалы,
    специфичные
    для
    марки
    конкретной
    машины</text:p> 
</text:list-item> 
</text:list> 

                                                           
                                                           
                                                           
                                                           
<text:reference-mark text:name="x1-24r11"> </text:reference-mark>
<text:reference-mark text:name="x1-25r10"> </text:reference-mark>
                                                           
                                                           
                             <!--l. 178
--><text:p text:style-name="Text-body">
                         </text:p> 
<!--l. 178
--><text:p text:style-name="Text-body"><text:span text:style-name="lass-1440">Журналирование</text:span>
                         <text:span text:style-name="lass-1440">техобслуживаний</text:span>                         
</text:p> 
<!--l. 178
--><text:p text:style-name="Text-body"><text:span text:style-name="lass-1200">Возможности,</text:span>
<text:span text:style-name="lass-1200">предоставляемые</text:span>
<text:span text:style-name="lass-1200">системой</text:span>                                                  
    </text:p> 
<!--l. 178
--><text:list text:style-name="Itemize"> 

    <text:list-item>
    <text:p text:style-name="Inside-itemize">Учет
    темпов
    “накрутки”
    моточасов
    на
    конкретной
    машине,
    прогнозирование
    даты
    предстоящего
    техобслуживания
    и
    предупреждение
    персонала
    о
    предстоящих
    профосмотрах
    </text:p> 
</text:list-item> 

    <text:list-item>
    <text:p text:style-name="Inside-itemize">Выборки,
    составление
    отчетов
    </text:p> 
</text:list-item> 

    <text:list-item>
    <text:p text:style-name="Inside-itemize">Прикрепление
    файлов
    </text:p> 
</text:list-item> 

    <text:list-item>
    <text:p text:style-name="Inside-itemize">Учет
    расходных
    материалов
    используемых
    во
    время
    техосмотра,
    планирование
    их
    использования
    </text:p> 
</text:list-item> 
</text:list> 

                                                           
                                                           
                                                           
                                                           
<text:reference-mark text:name="x1-26r2"> </text:reference-mark>
</text:p>
      <!--l. 182
-->
      <text:p text:style-name="Text-body"><text:reference-mark text:name="Outline0.2"> </text:reference-mark>
<text:reference-mark text:name="x1-27r12"> </text:reference-mark>
<text:reference-mark text:name="x1-28r11"> </text:reference-mark>
                                                           
                                                           
                             <!--l. 202
--><text:p text:style-name="Text-body">
                               </text:p> 
<!--l. 202
--><text:p text:style-name="Text-body"><text:span text:style-name="lass-1440">Выбор</text:span>
                            <text:span text:style-name="lass-1440">технологий</text:span>                            
</text:p> 
<!--l. 202
--><text:p text:style-name="Text-body"><text:span text:style-name="lass-1200">Основные</text:span>
<text:span text:style-name="lass-1200">постулаты</text:span>
<text:span text:style-name="lass-1200">для</text:span>
<text:span text:style-name="lass-1200">выбора</text:span>
<text:span text:style-name="lass-1200">технологий</text:span>                                                
    </text:p> 
<!--l. 202
--><text:list text:style-name="Itemize"> 

    <text:list-item>
    <text:p text:style-name="Inside-itemize">Клиент-серверная
    архитектура
    </text:p> 
</text:list-item> 

    <text:list-item>
    <text:p text:style-name="Inside-itemize">Нетребовательность
    к
    ресурсам
    аппаратного
    обеспечения
    клиента,
    расчет
    на
    работу
    на
    слабых
    компьютерах
    или
    даже
    на
    мобильных
    телефонах
    </text:p> 
</text:list-item> 

    <text:list-item>
    <text:p text:style-name="Inside-itemize">Отказоустойчивость
    </text:p> 
</text:list-item> 

    <text:list-item>
    <text:p text:style-name="Inside-itemize">Скорость
    разработки
    и
    простота
    поддержки</text:p> 
</text:list-item> 
</text:list> 

                                                           
<!--l. 202
--><text:p text:style-name="Text-body"><text:span text:style-name="lass-1200">Выбранные</text:span>
<text:span text:style-name="lass-1200">технологии</text:span>                                                
    </text:p> 
<!--l. 202
--><text:list text:style-name="Itemize"> 

    <text:list-item>
    <text:p text:style-name="Inside-itemize">Python
    как
    основной
    язык
    программирования
    </text:p> 
</text:list-item> 

    <text:list-item>
    <text:p text:style-name="Inside-itemize">Django
    как
    фреймворк
    для
    сервера
    </text:p> 
</text:list-item> 

    <text:list-item>
    <text:p text:style-name="Inside-itemize">Pyjamas
    как
    фрейворк
    для
    клиента</text:p> 
</text:list-item> 
</text:list> 

                                                           
                                                           
                                                           
                                                           
<text:reference-mark text:name="x1-29r1"> </text:reference-mark>
                                                           
                                                           
</text:p>
      <!--l. 205
-->
      <text:p text:style-name="Text-body"><text:reference-mark text:name="Outline0.2.1.37"> </text:reference-mark>   <text:reference-mark text:name="x1-30r13"> </text:reference-mark> <text:reference-mark text:name="x1-31r1"> </text:reference-mark>                             </text:p>
      <!--l. 216
-->
      <text:p text:style-name="Text-body">
                        </text:p>
      <!--l. 216
-->
      <text:p text:style-name="Text-body"><text:span text:style-name="lass-1440">Клиент-серверная</text:span>
                            <text:span text:style-name="lass-1440">архитектура</text:span>                            
</text:p>
      <!--l. 216
-->
      <text:p text:style-name="Text-body"><text:span text:style-name="lass-1200">Сервер</text:span>                                                    
</text:p>
      <!--l. 216
-->
      <text:p text:style-name="Text-body">Сервер
запускается
на
мощностях
компании
и
доступен
постоянно.
Этим
обеспечивается
бесперебойность
работы
системы
и
целостность
данных                                                    
</text:p>
      <!--l. 216
-->
      <text:p text:style-name="Text-body"><text:span text:style-name="lass-1200">Клиент</text:span>                                                   
</text:p>
      <!--l. 216
-->
      <text:p text:style-name="Text-body">Клиенты
(как
сотрудники,
так
и
клиенты
системы)
подключаются
к
серверу
различными
способами
для
работы
с
системой                                                  
                                                           
                                                           
                                                           
<text:reference-mark text:name="x1-32r14"> </text:reference-mark>
<text:reference-mark text:name="x1-33r2"> </text:reference-mark>
                                                           
                                                           
                   <!--l. 236
--><text:p text:style-name="Text-body"><text:span text:style-name="lass-1440">Клиент-серверная</text:span>
                           <text:span text:style-name="lass-1440">архитектура:</text:span>
                               <text:span text:style-name="lass-1440">Клиент</text:span>                               
Клиенты могут подключиться к системе: 
    </text:p> 
<!--l. 236
--><text:list text:style-name="Itemize"> 

    <text:list-item>
    <text:p text:style-name="Inside-itemize">С
    помощью
    обычного
    браузера
    (например,
    Internet
    Explorer),
    который
    имеется
    на
    любом
    компьютере
    и
    на
    многих
    мобильных
    телефонах
    </text:p> 
</text:list-item> 

    <text:list-item>
    <text:p text:style-name="Inside-itemize">С помощью специальной программы - клиента, запускаемого на
    компьютере клиента. Она имеет следующие возможности:
    
        </text:p> 
<!--l. 236
--><text:list text:style-name="Itemize"> 

        <text:list-item>
        <text:p text:style-name="Inside-itemize"><text:span text:style-name="lass-1000">Те</text:span>
        <text:span text:style-name="lass-1000">же</text:span>
        <text:span text:style-name="lass-1000">возможности,</text:span>
        <text:span text:style-name="lass-1000">что</text:span>
        <text:span text:style-name="lass-1000">и</text:span>
        <text:span text:style-name="lass-1000">интерфейс</text:span>
        <text:span text:style-name="lass-1000">браузера</text:span>
        </text:p> 
</text:list-item> 

        <text:list-item>
        <text:p text:style-name="Inside-itemize"><text:span text:style-name="lass-1000">Оффлайн-работа.</text:span>
        <text:span text:style-name="lass-1000">Т.е.</text:span>
        <text:span text:style-name="lass-1000">работа</text:span>
        <text:span text:style-name="lass-1000">в</text:span>
        <text:span text:style-name="lass-1000">условиях,</text:span>
        <text:span text:style-name="lass-1000">когда</text:span>
        <text:span text:style-name="lass-1000">сервер</text:span>
        <text:span text:style-name="lass-1000">компании</text:span>
        <text:span text:style-name="lass-1000">недоступен</text:span>
        <text:span text:style-name="lass-1000">-</text:span>
        <text:span text:style-name="lass-1000">можно</text:span>
        <text:span text:style-name="lass-1000">создать</text:span>
        <text:span text:style-name="lass-1000">событие</text:span>
        <text:span text:style-name="lass-1000">и</text:span>
        <text:span text:style-name="lass-1000">сохранить</text:span>
        <text:span text:style-name="lass-1000">его,</text:span>
        <text:span text:style-name="lass-1000">затем,</text:span>
        <text:span text:style-name="lass-1000">когда</text:span>
        <text:span text:style-name="lass-1000">сервер</text:span>
        <text:span text:style-name="lass-1000">будет</text:span>
        <text:span text:style-name="lass-1000">доступен,</text:span>
        <text:span text:style-name="lass-1000">произвести</text:span>
        <text:span text:style-name="lass-1000">синхронизацию</text:span></text:p> 
</text:list-item> 
</text:list> 

    </text:list-item> 

    <text:list-item>
    <text:p text:style-name="Inside-itemize">Путем
    отсылки
    сообщения
    о
    неисправности
    через
    электронную
    почту</text:p> 
</text:list-item> 
</text:list> 
                                                 
                                                           
                                                           
                                                           
<text:reference-mark text:name="x1-34r15"> </text:reference-mark>
<text:reference-mark text:name="x1-35r3"> </text:reference-mark>
                                                           
                                                           
                             </text:p>
      <!--l. 254
-->
      <text:p text:style-name="Text-body">
                            </text:p>
      <!--l. 254
-->
      <text:p text:style-name="Text-body"><text:span text:style-name="lass-1440">Системные</text:span>
                            <text:span text:style-name="lass-1440">требования</text:span>                            
</text:p>
      <!--l. 254
-->
      <text:p text:style-name="Text-body"><text:span text:style-name="lass-1200">Сервер</text:span>                                                    
</text:p>
      <!--l. 254
-->
      <text:p text:style-name="Text-body">Сервер
работает
на
любом
достаточно
современном
оборудовании,
доступ
к
которому
по
сети
имеют
сотрудники
компании                                                  
</text:p>
      <!--l. 254
-->
      <text:p text:style-name="Text-body"><text:span text:style-name="lass-1200">Клиент</text:span>                                                   
</text:p>
      <!--l. 254
-->
      <text:p text:style-name="Text-body">Клиентская
часть
системы
работает
в
любом
современном
браузере,
необходим
лишь
доступ
по
сети
к
серверу
компании.
В
случае
отсутсвия
доступа
(например,
на
удаленном
объекте),
можно
использовать
специальную
программу-клиент,
которая
сохранит
все
данные
для
последующей
синхронизацией
с
сервером
</text:p>
      <!--l. 254
-->
      <text:p text:style-name="Text-body">Возможно
сообщение
о
неисправностях
посредством
обычного
электронного
письма                                                    
                                                           
                                                           
                                                           
<text:reference-mark text:name="x1-36r16"> </text:reference-mark>
<text:reference-mark text:name="x1-37r4"> </text:reference-mark>
                                                           
                                                           
                             </text:p>
      <!--l. 262
-->
      <text:p text:style-name="Text-body">
                       </text:p>
      <!--l. 262
-->
      <text:p text:style-name="Text-body"><text:span text:style-name="lass-1440">Отказоустойчивость</text:span>                       
</text:p>
      <!--l. 262
-->
      <text:p text:style-name="Text-body">Используемые технологии делают данные системы удобными для
резервного копирования. Персистентность данных в системе делает
невозможным утрату данных в случае, например, аварийного
отключения электроэнергии
                                                           
                                                           
                                                           
                                                           
<text:reference-mark text:name="x1-38r17"> </text:reference-mark>
<text:reference-mark text:name="x1-39r5"> </text:reference-mark>
                                                           
                                                           
                                   </text:p>
      <!--l. 268
-->
      <text:p text:style-name="Text-body">
                             </text:p>
      <!--l. 268
-->
      <text:p text:style-name="Text-body"><text:span text:style-name="lass-1440">Скорость</text:span>
                            <text:span text:style-name="lass-1440">разработки</text:span>
                                  <text:span text:style-name="lass-1440">и</text:span>
                              <text:span text:style-name="lass-1440">простота</text:span>
                            <text:span text:style-name="lass-1440">поддержки</text:span>                            
</text:p>
      <!--l. 268
-->
      <text:p text:style-name="Text-body">Используемые технологии отличаются большим удобством
разработки, и, соответственно, быстрым результатом
                                                           
                                                           
                                                           
                                                           
                                                           
                                                           
</text:p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" style:num-format="">
        <style:list-level-properties text:min-label-width="0.2in" text:space-before="0.15in" text:min-label-distance="0.05in"/>
      </text:list-level-style-number>
      <text:list-level-style-number text:level="2" text:style-name="Numbering-Symbols" style:num-prefix="" style:num-suffix="" style:num-format="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" style:num-format="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" style:num-format="">
        <style:list-level-properties text:min-label-width="0.2in" text:space-before="0.8in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</office:styles>
  <office:automatic-styles>
    <style:page-layout style:name="Standard-page-layout">
      <style:page-layout-properties fo:page-width="364.19536pt" fo:page-height="273.14662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basic_presentation.tex, options: xhtml,ooffice,html,refcaption 
(http://www.cse.ohio-state.edu/~gurari/TeX4ht/)  
</meta:initial-creator>
    <meta:generator>TeX4ht from basic_presentation.tex, options: xhtml,ooffice,html,refcaption 
(http://www.cse.ohio-state.edu/~gurari/TeX4ht/)  
</meta:generator>
    <meta:creation-date>2010-08-01 00:05:00</meta:creation-date>
    <dc:date>2010-08-01 00:05:00</dc:date>
  </office:meta>
</office:document-meta>
</file>